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585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gr1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  <style:text-properties fo:font-size="24pt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4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T3" style:family="text">
      <style:text-properties fo:font-size="24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doc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8cm" svg:height="2.453cm" svg:x="2.45cm" svg:y="5.835cm">
          <draw:text-box>
            <text:p text:style-name="P6"><text:span text:style-name="T2">relevantResponses</text:span><text:span text:style-name="T3">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3.747cm" svg:height="3.835cm" svg:x="2.993cm" svg:y="8.633cm">
            <draw:text-box>
              <text:p text:style-name="P9"><text:span text:style-name="T4">ID doc ID doc ID doc <text:s text:c="3"/>ID doc ID doc <text:s text:c="4"/>D doc ID doc <text:s text:c="3"/>ID doc ID doc <text:s text:c="3"/>ID doc ID doc <text:s text:c="3"/>ID doc ID doc <text:s/></text:span><text:span text:style-name="T5">ID doc</text:span></text:p>
            </draw:text-box>
          </draw:frame>
          <draw:custom-shape draw:style-name="gr9" draw:text-style-name="P11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2" draw:layer="layout" svg:x1="6.779cm" svg:y1="12.264cm" svg:x2="10.193cm" svg:y2="15.679cm">
            <text:p/>
          </draw:line>
          <draw:line draw:style-name="gr11" draw:text-style-name="P12" draw:layer="layout" svg:x1="6.495cm" svg:y1="11.98cm" svg:x2="10.193cm" svg:y2="15.679cm">
            <text:p/>
          </draw:line>
          <draw:custom-shape draw:style-name="gr12" draw:text-style-name="P13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5" draw:layer="layout" svg:width="3.765cm" svg:height="3.373cm" svg:x="2.438cm" svg:y="12.156cm">
          <text:p text:style-name="P14"><text:span text:style-name="T6">R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2H59M36S</meta:editing-duration>
    <meta:editing-cycles>11</meta:editing-cycles>
    <meta:generator>LibreOffice/25.2.7.2$Windows_X86_64 LibreOffice_project/5cbfd1ab6520636bb5f7b99185aa69bd7456825d</meta:generator>
    <dc:date>2026-01-06T14:29:06.187638900</dc:date>
    <meta:document-statistic meta:object-count="17"/>
  </office:meta>
</office:document-meta>
</file>